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5-07-0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5-04-0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5-01-0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4-10-0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4-07-1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4-04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4-01-2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3-10-0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3-07-1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3-04-0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3-01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2-10-1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2-07-1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2-04-0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2-01-1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1-10-0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1-04-1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1-01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0-10-0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0-07-0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20-01-0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9-10-0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9-07-1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9-04-0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9-01-3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8-10-0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8-07-1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8-04-0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8-01-1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7-10-0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7-07-1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7-04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7-01-1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6-10-0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6-07-0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6-04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6-01-0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5-10-0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5-07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5-04-0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5-01-0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4-10-0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4-07-1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4-04-0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4-01-0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3-10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3-07-1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3-03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3-01-0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2-10-0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2-07-0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2-04-0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2-01-1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1-10-0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1-07-1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1-04-0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1-01-1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0-10-0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0-07-1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0-04-0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10-01-1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9-10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9-07-0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9-04-0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9-01-0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8-10-0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8-07-1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8-04-0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8-01-0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7-10-0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7-07-1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7-04-0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7-01-1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6-10-1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6-07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6-04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6-01-1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5-10-0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5-07-1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5-03-3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5-01-0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4-10-0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4-07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4-04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4-01-0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3-10-0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3-07-0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3-04-0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3-01-0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2-10-1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2-07-1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2-04-0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2-01-15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1-10-1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1-10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1-07-1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2001-05-15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1999-10-1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22120575601</text:p>
          </table:table-cell>
          <table:table-cell office:value-type="string" calcext:value-type="string">
            <text:p>37.00S/15.00E-08DBC01</text:p>
          </table:table-cell>
          <table:table-cell office:value-type="string" calcext:value-type="string">
            <text:p>199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